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de37" officeooo:paragraph-rsid="0019de37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738d" officeooo:paragraph-rsid="001b738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9d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8th</text:span> of <text:span text:style-name="T5">May</text:span> 202<text:span text:style-name="T3">1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5">Constitutes the need to call the Pacific the Pocific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2-3: To name the Pacific the Pocific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5-19T11:18:43.970617234</dc:date>
    <meta:editing-duration>PT1M48S</meta:editing-duration>
    <meta:editing-cycles>6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7" meta:word-count="43" meta:character-count="263" meta:non-whitespace-character-count="227"/>
  </office:meta>
</office:document-meta>
</file>